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1.8689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bookmark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<text:s/>Name <text:s text:c="20"/></text:p>
          </table:table-cell>
          <table:table-cell table:style-name="ce1" office:value-type="string" calcext:value-type="string">
            <text:p><text:s text:c="2"/>bandwidth</text:p>
          </table:table-cell>
          <table:table-cell table:style-name="ce1" office:value-type="string" calcext:value-type="string">
            <text:p>frequency </text:p>
          </table:table-cell>
          <table:table-cell table:style-name="ce1" office:value-type="string" calcext:value-type="string">
            <text:p>mode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NDB</text:p>
          </table:table-cell>
          <table:table-cell table:style-name="ce2" office:value-type="string" calcext:value-type="string">
            <text:p><text:s/>Sirri Island NDB</text:p>
          </table:table-cell>
          <table:table-cell table:style-name="ce2" office:value-type="float" office:value="9000" calcext:value-type="float">
            <text:p>9000</text:p>
          </table:table-cell>
          <table:table-cell table:style-name="ce2" office:value-type="float" office:value="300000" calcext:value-type="float">
            <text:p>300000</text:p>
          </table:table-cell>
          <table:table-cell table:style-name="ce2" office:value-type="string" calcext:value-type="string">
            <text:p><text:s/>USB <text:s text:c="16"/></text:p>
          </table:table-cell>
          <table:table-cell/>
          <table:table-cell table:style-name="ce8"/>
        </table:table-row>
        <table:table-row table:style-name="ro1" table:visibility="filter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680000" calcext:value-type="float">
            <text:p>2680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331000" calcext:value-type="float">
            <text:p>4331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CW</text:p>
          </table:table-cell>
          <table:table-cell table:style-name="ce2" office:value-type="string" calcext:value-type="string">
            <text:p><text:s/>4XZ <text:s text:c="21"/>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607000" calcext:value-type="float">
            <text:p>6607000</text:p>
          </table:table-cell>
          <table:table-cell table:style-name="ce2" office:value-type="string" calcext:value-type="string">
            <text:p><text:s/>CW-L <text:s text:c="15"/>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FID</text:p>
          </table:table-cell>
          <table:table-cell table:style-name="ce2" office:value-type="string" calcext:value-type="string">
            <text:p><text:s/>RFID <text:s text:c="20"/></text:p>
          </table:table-cell>
          <table:table-cell table:style-name="ce2" office:value-type="float" office:value="14000" calcext:value-type="float">
            <text:p>14000</text:p>
          </table:table-cell>
          <table:table-cell table:style-name="ce2" office:value-type="float" office:value="13560000" calcext:value-type="float">
            <text:p>1356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SS SSTV <text:s text:c="16"/></text:p>
          </table:table-cell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145800000" calcext:value-type="float">
            <text:p>1458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00625" calcext:value-type="float">
            <text:p>4460006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3125" calcext:value-type="float">
            <text:p>4460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09375" calcext:value-type="float">
            <text:p>4460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15625" calcext:value-type="float">
            <text:p>4460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2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18750" calcext:value-type="float">
            <text:p>4460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4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1875" calcext:value-type="float">
            <text:p>4460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5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28125" calcext:value-type="float">
            <text:p>4460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3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31250" calcext:value-type="float">
            <text:p>4460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6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34375" calcext:value-type="float">
            <text:p>4460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7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0625" calcext:value-type="float">
            <text:p>4460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4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43750" calcext:value-type="float">
            <text:p>4460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8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46875" calcext:value-type="float">
            <text:p>4460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9D <text:s text:c="22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3125" calcext:value-type="float">
            <text:p>4460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5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56250" calcext:value-type="float">
            <text:p>4460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59375" calcext:value-type="float">
            <text:p>4460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65625" calcext:value-type="float">
            <text:p>4460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6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68750" calcext:value-type="float">
            <text:p>4460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1875" calcext:value-type="float">
            <text:p>4460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78125" calcext:value-type="float">
            <text:p>4460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7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81250" calcext:value-type="float">
            <text:p>4460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84375" calcext:value-type="float">
            <text:p>44608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0625" calcext:value-type="float">
            <text:p>4460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8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093750" calcext:value-type="float">
            <text:p>4460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096875" calcext:value-type="float">
            <text:p>4460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3125" calcext:value-type="float">
            <text:p>44610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9A <text:s text:c="22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06250" calcext:value-type="float">
            <text:p>44610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09375" calcext:value-type="float">
            <text:p>44610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1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15625" calcext:value-type="float">
            <text:p>44611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0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18750" calcext:value-type="float">
            <text:p>44611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1875" calcext:value-type="float">
            <text:p>44612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28125" calcext:value-type="float">
            <text:p>44612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1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31250" calcext:value-type="float">
            <text:p>44613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34375" calcext:value-type="float">
            <text:p>446134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3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0625" calcext:value-type="float">
            <text:p>44614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2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43750" calcext:value-type="float">
            <text:p>44614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4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46875" calcext:value-type="float">
            <text:p>44614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5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3125" calcext:value-type="float">
            <text:p>446153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3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56250" calcext:value-type="float">
            <text:p>446156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6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59375" calcext:value-type="float">
            <text:p>4461593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7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65625" calcext:value-type="float">
            <text:p>446165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4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68750" calcext:value-type="float">
            <text:p>446168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8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1875" calcext:value-type="float">
            <text:p>446171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29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78125" calcext:value-type="float">
            <text:p>4461781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5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81250" calcext:value-type="float">
            <text:p>4461812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0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84373" calcext:value-type="float">
            <text:p>44618437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1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0625" calcext:value-type="float">
            <text:p>44619062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</text:p>
          </table:table-cell>
          <table:table-cell table:style-name="ce2" office:value-type="string" calcext:value-type="string">
            <text:p><text:s/>16A <text:s text:c="21"/></text:p>
          </table:table-cell>
          <table:table-cell table:style-name="ce2" office:value-type="float" office:value="12500" calcext:value-type="float">
            <text:p>12500</text:p>
          </table:table-cell>
          <table:table-cell table:style-name="ce2" office:value-type="float" office:value="446193750" calcext:value-type="float">
            <text:p>44619375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PMR446_D</text:p>
          </table:table-cell>
          <table:table-cell table:style-name="ce2" office:value-type="string" calcext:value-type="string">
            <text:p><text:s/>32D <text:s text:c="21"/></text:p>
          </table:table-cell>
          <table:table-cell table:style-name="ce2" office:value-type="float" office:value="6250" calcext:value-type="float">
            <text:p>6250</text:p>
          </table:table-cell>
          <table:table-cell table:style-name="ce2" office:value-type="float" office:value="446196875" calcext:value-type="float">
            <text:p>44619687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STD-C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1450000" calcext:value-type="float">
            <text:p>154145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L-B <text:s text:c="12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542000000" calcext:value-type="float">
            <text:p>154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5030000" calcext:value-type="float">
            <text:p>154503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ACARS <text:s text:c="19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46064000" calcext:value-type="float">
            <text:p>1546064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nmarsat <text:s text:c="16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550000000" calcext:value-type="float">
            <text:p>155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Iridium <text:s text:c="17"/></text:p>
          </table:table-cell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620000000" calcext:value-type="float">
            <text:p>16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SAT</text:p>
          </table:table-cell>
          <table:table-cell table:style-name="ce2" office:value-type="string" calcext:value-type="string">
            <text:p><text:s/>GOES <text:s text:c="20"/></text:p>
          </table:table-cell>
          <table:table-cell table:style-name="ce2" office:value-type="float" office:value="20600" calcext:value-type="float">
            <text:p>20600</text:p>
          </table:table-cell>
          <table:table-cell table:style-name="ce2" office:value-type="float" office:value="1688000000" calcext:value-type="float">
            <text:p>168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25000000" calcext:value-type="float">
            <text:p>53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33000000" calcext:value-type="float">
            <text:p>53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48000000" calcext:value-type="float">
            <text:p>534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2000000" calcext:value-type="float">
            <text:p>536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66000000" calcext:value-type="float">
            <text:p>53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73000000" calcext:value-type="float">
            <text:p>53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84000000" calcext:value-type="float">
            <text:p>53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399000000" calcext:value-type="float">
            <text:p>539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02000000" calcext:value-type="float">
            <text:p>540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13000000" calcext:value-type="float">
            <text:p>54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20000000" calcext:value-type="float">
            <text:p>54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6000000" calcext:value-type="float">
            <text:p>543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38000000" calcext:value-type="float">
            <text:p>543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3000000" calcext:value-type="float">
            <text:p>54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U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56000000" calcext:value-type="float">
            <text:p>545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3000000" calcext:value-type="float">
            <text:p>54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74000000" calcext:value-type="float">
            <text:p>547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2000000" calcext:value-type="float">
            <text:p>549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493000000" calcext:value-type="float">
            <text:p>54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10000000" calcext:value-type="float">
            <text:p>551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28000000" calcext:value-type="float">
            <text:p>55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33000000" calcext:value-type="float">
            <text:p>55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6000000" calcext:value-type="float">
            <text:p>554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47000000" calcext:value-type="float">
            <text:p>55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64000000" calcext:value-type="float">
            <text:p>556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73000000" calcext:value-type="float">
            <text:p>55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2000000" calcext:value-type="float">
            <text:p>558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584000000" calcext:value-type="float">
            <text:p>5584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O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00000000" calcext:value-type="float">
            <text:p>56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L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13000000" calcext:value-type="float">
            <text:p>56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D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21000000" calcext:value-type="float">
            <text:p>562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45000000" calcext:value-type="float">
            <text:p>56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3000000" calcext:value-type="float">
            <text:p>56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58000000" calcext:value-type="float">
            <text:p>565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65000000" calcext:value-type="float">
            <text:p>56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85000000" calcext:value-type="float">
            <text:p>56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3000000" calcext:value-type="float">
            <text:p>56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695000000" calcext:value-type="float">
            <text:p>569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05000000" calcext:value-type="float">
            <text:p>57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25000000" calcext:value-type="float">
            <text:p>57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2000000" calcext:value-type="float">
            <text:p>573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33000000" calcext:value-type="float">
            <text:p>57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0000000" calcext:value-type="float">
            <text:p>57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45000000" calcext:value-type="float">
            <text:p>57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52000000" calcext:value-type="float">
            <text:p>5752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0000000" calcext:value-type="float">
            <text:p>57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5000000" calcext:value-type="float">
            <text:p>57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69000000" calcext:value-type="float">
            <text:p>576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1000000" calcext:value-type="float">
            <text:p>5771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73000000" calcext:value-type="float">
            <text:p>577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0000000" calcext:value-type="float">
            <text:p>57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85000000" calcext:value-type="float">
            <text:p>57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790000000" calcext:value-type="float">
            <text:p>579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0000000" calcext:value-type="float">
            <text:p>580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4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5000000" calcext:value-type="float">
            <text:p>58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6000000" calcext:value-type="float">
            <text:p>580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09000000" calcext:value-type="float">
            <text:p>5809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13000000" calcext:value-type="float">
            <text:p>581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0000000" calcext:value-type="float">
            <text:p>582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3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5000000" calcext:value-type="float">
            <text:p>58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28000000" calcext:value-type="float">
            <text:p>5828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0000000" calcext:value-type="float">
            <text:p>584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3000000" calcext:value-type="float">
            <text:p>584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2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5000000" calcext:value-type="float">
            <text:p>58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47000000" calcext:value-type="float">
            <text:p>584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53000000" calcext:value-type="float">
            <text:p>585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0000000" calcext:value-type="float">
            <text:p>586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A1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5000000" calcext:value-type="float">
            <text:p>586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B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66000000" calcext:value-type="float">
            <text:p>5866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F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0000000" calcext:value-type="float">
            <text:p>5880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5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85000000" calcext:value-type="float">
            <text:p>588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893000000" calcext:value-type="float">
            <text:p>589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6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05000000" calcext:value-type="float">
            <text:p>590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R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17000000" calcext:value-type="float">
            <text:p>5917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7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25000000" calcext:value-type="float">
            <text:p>592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H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33000000" calcext:value-type="float">
            <text:p>5933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visibility="filter">
          <table:table-cell table:style-name="ce2" office:value-type="string" calcext:value-type="string">
            <text:p><text:s/>RC-VTX</text:p>
          </table:table-cell>
          <table:table-cell table:style-name="ce2" office:value-type="string" calcext:value-type="string">
            <text:p><text:s/>E8 <text:s text:c="22"/></text:p>
          </table:table-cell>
          <table:table-cell table:style-name="ce2" office:value-type="float" office:value="30000000" calcext:value-type="float">
            <text:p>30000000</text:p>
          </table:table-cell>
          <table:table-cell table:style-name="ce2" office:value-type="float" office:value="5945000000" calcext:value-type="float">
            <text:p>594500000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104843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bookmarks.A1:bookmarks.E142" table:display-filter-buttons="true">
          <table:filter>
            <table:filter-and>
              <table:filter-condition table:value=" IRNSS" table:operator="=" table:field-number="0">
                <table:filter-set-item table:value=" IRNSS"/>
                <table:filter-set-item table:value=" SAT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07:27:29.16482065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3T07:49:44.656171494</dc:date>
    <meta:editing-duration>PT2H50M</meta:editing-duration>
    <meta:editing-cycles>9</meta:editing-cycles>
    <meta:generator>LibreOffice/24.2.7.2$Linux_X86_64 LibreOffice_project/420$Build-2</meta:generator>
    <meta:document-statistic meta:table-count="1" meta:cell-count="710" meta:object-count="0"/>
  </office:meta>
</office:document-meta>
</file>